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style:font-size-asian="11pt" style:font-size-complex="11pt"/>
    </style:style>
    <style:style style:name="P2" style:family="paragraph" style:parent-style-name="Standard">
      <style:paragraph-properties fo:line-height="100%" fo:text-align="justify"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color="#000000" fo:font-size="11pt" style:font-size-asian="11pt" style:font-size-complex="11pt"/>
    </style:style>
    <style:style style:name="T1" style:family="text">
      <style:text-properties fo:color="#ff3333"/>
    </style:style>
    <style:style style:name="T2" style:family="text">
      <style:text-properties fo:color="#ff3333" fo:font-weight="bold" style:font-weight-asian="bold" style:font-weight-complex="bold"/>
    </style:style>
    <style:style style:name="T3" style:family="text">
      <style:text-properties fo:color="#ff3333" fo:font-size="11pt" fo:language="en" fo:country="US" fo:font-style="normal" fo:font-weight="normal" style:font-size-asian="11pt" style:font-style-asian="normal" style:font-weight-asian="normal" style:font-size-complex="11pt" style:font-style-complex="normal" style:font-weight-complex="normal"/>
    </style:style>
    <style:style style:name="T4" style:family="text">
      <style:text-properties fo:color="#ff3333" fo:font-size="11pt" fo:language="it" fo:country="IT" fo:font-style="normal" fo:font-weight="normal" style:font-size-asian="11pt" style:font-style-asian="normal" style:font-weight-asian="normal" style:font-size-complex="11pt" style:font-style-complex="normal" style:font-weight-complex="normal"/>
    </style:style>
    <style:style style:name="T5" style:family="text">
      <style:text-properties fo:color="#ff3333" fo:language="it" fo:country="IT" fo:font-style="normal" fo:font-weight="normal" style:font-style-asian="normal" style:font-weight-asian="normal" style:font-style-complex="normal" style:font-weight-complex="normal"/>
    </style:style>
    <style:style style:name="T6" style:family="text">
      <style:text-properties fo:color="#ff3333"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1pt" style:font-size-asian="11pt" style:font-size-complex="11pt"/>
    </style:style>
    <style:style style:name="T11" style:family="text">
      <style:text-properties fo:font-size="11pt" fo:language="en" fo:country="US" style:font-size-asian="11pt" style:font-size-complex="11pt"/>
    </style:style>
    <style:style style:name="T12"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13" style:family="text">
      <style:text-properties fo:language="en" fo:country="US" fo:font-style="normal" fo:font-weight="normal" style:font-style-asian="normal" style:font-weight-asian="normal" style:font-style-complex="normal" style:font-weight-complex="normal"/>
    </style:style>
    <style:style style:name="T14" style:family="text">
      <style:text-properties fo:language="it" fo:country="IT" fo:font-style="normal" fo:font-weight="normal" style:font-style-asian="normal" style:font-weight-asian="normal" style:font-style-complex="normal" style:font-weight-complex="normal"/>
    </style:style>
    <style:style style:name="T15" style:family="text">
      <style:text-properties fo:language="it" fo:country="IT" fo:font-style="normal" fo:font-weight="bold" style:font-style-asian="normal" style:font-weight-asian="bold" style:font-style-complex="normal" style:font-weight-complex="bold"/>
    </style:style>
    <style:style style:name="T16" style:family="text">
      <style:text-properties fo:language="it" fo:country="IT" fo:font-style="italic" fo:font-weight="bold" style:font-style-asian="italic" style:font-weight-asian="bold" style:font-style-complex="italic" style:font-weight-complex="bold"/>
    </style:style>
    <style:style style:name="T17" style:family="text">
      <style:text-properties fo:color="#000000" fo:language="en" fo:country="US" fo:font-style="normal" fo:font-weight="normal" style:font-style-asian="normal" style:font-weight-asian="normal" style:font-style-complex="normal" style:font-weight-complex="normal"/>
    </style:style>
    <style:style style:name="T18" style:family="text">
      <style:text-properties fo:color="#000000" fo:language="it" fo:country="IT" fo:font-style="normal" fo:font-weight="normal" style:font-style-asian="normal" style:font-weight-asian="normal" style:font-style-complex="normal" style:font-weight-complex="normal"/>
    </style:style>
    <style:style style:name="T19" style:family="text">
      <style:text-properties fo:color="#000000" fo:language="it" fo:country="IT" fo:font-style="normal" fo:font-weight="bold" style:font-style-asian="normal" style:font-weight-asian="bold" style:font-style-complex="normal" style:font-weight-complex="bold"/>
    </style:style>
    <style:style style:name="T20" style:family="text">
      <style:text-properties style:font-name="Arial1" fo:font-size="13pt" fo:language="it" fo:country="IT" fo:font-style="normal" fo:font-weight="bold" style:font-name-asian="Arial1" style:font-size-asian="13pt" style:font-style-asian="normal" style:font-weight-asian="bold" style:font-name-complex="Arial1" style:font-size-complex="13pt" style:font-style-complex="normal" style:font-weight-complex="bold"/>
    </style:style>
    <style:style style:name="T21" style:family="text">
      <style:text-properties style:font-name="Times New Roman" fo:language="it" fo:country="IT" fo:font-style="normal" fo:font-weight="bold" style:font-name-asian="Arial1" style:font-style-asian="normal" style:font-weight-asian="bold" style:font-name-complex="Arial1" style:font-style-complex="normal" style:font-weight-complex="bold"/>
    </style:style>
    <style:style style:name="T22" style:family="text">
      <style:text-properties style:font-name="Times New Roman" fo:language="it" fo:country="IT" fo:font-style="normal" fo:font-weight="normal" style:font-name-asian="Arial1" style:font-style-asian="normal" style:font-weight-asian="normal" style:font-name-complex="Arial1" style:font-style-complex="normal" style:font-weight-complex="normal"/>
    </style:style>
    <style:style style:name="T23" style:family="text">
      <style:text-properties style:font-name="Times New Roman" fo:language="it" fo:country="IT" fo:font-style="italic" fo:font-weight="bold" style:font-name-asian="Arial1" style:font-style-asian="italic" style:font-weight-asian="bold" style:font-name-complex="Arial1" style:font-style-complex="italic" style:font-weight-complex="bold"/>
    </style:style>
    <style:style style:name="T24" style:family="text">
      <style:text-properties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5" style:family="text">
      <style:text-properties style:text-position="sub 58%"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6" style:family="text">
      <style:text-properties style:text-position="0% 100%" style:font-name="Times New Roman" fo:language="it" fo:country="IT" fo:font-style="italic" style:text-underline-style="none" fo:font-weight="bold" style:font-name-asian="Arial1" style:font-style-asian="italic" style:font-weight-asian="bold" style:font-name-complex="Arial1" style:font-style-complex="italic" style:font-weight-complex="bold"/>
    </style:style>
    <style:style style:name="T27" style:family="text">
      <style:text-properties style:text-position="0% 100%" style:font-name="Times New Roman" fo:language="it" fo:country="IT" fo:font-style="normal" style:text-underline-style="none" fo:font-weight="normal" style:font-name-asian="Arial1" style:font-style-asian="normal" style:font-weight-asian="normal" style:font-name-complex="Arial1" style:font-style-complex="normal" style:font-weight-complex="normal"/>
    </style:style>
    <style:style style:name="T28" style:family="text">
      <style:text-properties style:text-position="0% 100%" style:font-name="Times New Roman" fo:language="it" fo:country="IT" fo:font-style="normal" style:text-underline-style="none" fo:font-weight="bold" style:font-name-asian="Arial1" style:font-style-asian="normal" style:font-weight-asian="bold" style:font-name-complex="Arial1" style:font-style-complex="normal" style:font-weight-complex="bold"/>
    </style:style>
    <style:style style:name="T29" style:family="text">
      <style:text-properties style:text-position="0% 100%" style:font-name="Times New Roman" fo:language="en" fo:country="US" fo:font-style="normal" style:text-underline-style="none" fo:font-weight="normal" style:font-name-asian="Arial1" style:font-style-asian="normal" style:font-weight-asian="normal" style:font-name-complex="Arial1"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Relazione progetto SOL a.a 2020/21 – Simone Aquilini(mat. 597922)</text:span><text:span text:style-name="T1"><text:tab/></text:span> <text:line-break/></text:p>
      <text:p text:style-name="P2"><text:span text:style-name="T12">►</text:span><text:span text:style-name="T3">Introduzione<text:tab/>scenario</text:span><text:line-break/><text:span text:style-name="T10">Il progetto richiede di creare un file storage server, ovvero un server all'interno del quale i file sono mantenuti in memoria principale e gestiti come una cache la cui massima cardinalità e dimensione, in termini di spazio massimo accumulabile, sono definiti all'avvio del server in un file di configurazione da parsare appositamente.</text:span></text:p>
      <text:p text:style-name="P2"><text:span text:style-name="T11"/></text:p>
      <text:p text:style-name="P2"><text:span text:style-name="T12">►</text:span><text:span text:style-name="T3">Descrizione<text:tab/>tipo di dato: </text:span><text:span text:style-name="T4">GenericQueue</text:span></text:p>
      <text:p text:style-name="P1">In quanto si tratta di una cache, è stata privilegiata come struttura dati una coda. Essendo questa utilizzata per diversi scopi e con tipi di dato differenti è stato deciso di implementare una coda generica all'interno del quale il contenuto informativo del singolo nodo è implementato tramite il tipo <text:span text:style-name="T7">void*</text:span><text:span text:style-name="T8">; ciò ha permesso una sorta di polimorfismo della coda in quanto le operazioni principali da eseguire su questa(</text:span><text:span text:style-name="T9">push, pop , createNode, isEmpty </text:span><text:span text:style-name="T8">ecc...) hanno uno scheletro comune indipendente dal tipo di dato sul quale vengono utilizzate. La coda generica, inoltre, mantiene i puntatori al nodo di testa e di coda in modo da eseguire le operazioni più frequenti(quali push e pop) in O(1). <text:s/>Per caratterizzare alcune operazioni(quali </text:span><text:span text:style-name="T9">findElement </text:span><text:span text:style-name="T8">e</text:span><text:span text:style-name="T9"> deleteElement</text:span><text:span text:style-name="T8">) in base al tipo di dato della coda è stato necessario aggiuingere alla struttura(indicata con il tipo </text:span><text:span text:style-name="T9">GenericQueue</text:span><text:span text:style-name="T8">) vari attributi quali </text:span><text:span text:style-name="T9">size</text:span><text:span text:style-name="T8">(cardinalità attuale della coda), </text:span><text:span text:style-name="T9">comparison</text:span><text:span text:style-name="T8">(puntatore alla funzione di comparazione tra due elementi della coda, deve ritornare l'intero 1 in caso di uguaglianza, 0 altrimenti), </text:span><text:span text:style-name="T9">printFunct</text:span><text:span text:style-name="T8">(procedura di tipo void per la stampa di un singolo elemento della coda) e </text:span><text:span text:style-name="T9">freeFunct</text:span><text:span text:style-name="T8">(procedura di tipo void per la liberazione della memoria allocata per il contenuto informativo del nodo). Invariante della coda è il fatto che: </text:span><text:span text:style-name="T7">non esiste un nodo il cui contenuto informativo è NULL</text:span><text:span text:style-name="T8">; di fatto, ogni situazione che </text:span><text:span text:style-name="T14">violerà tale invariante(ad esempio, una push con NULL come parametro) provocherà il fallimento dell'operazione ed un errore fatale conseguente(stesso dicasi in caso di fallimenti di allocazione di memoria).</text:span></text:p>
      <text:p text:style-name="P1"><text:span text:style-name="T14"/></text:p>
      <text:p text:style-name="P1"><text:span text:style-name="T13">►</text:span><text:span text:style-name="T5">Descrizione tipo di dato: MyDescriptor</text:span></text:p>
      <text:p text:style-name="P1"><text:span text:style-name="T14">Questo tipo di dato rappresenta un descrittore sul quale è attiva una connessione ed è usato dal server per tenere traccia di tutti i client attualmente connessi. In quanto, come descritto più avanti, verrà usato come tipo di dato di una coda questo mette a disposizione per la sua gestione le funzioni </text:span><text:span text:style-name="T15">descriptorComparison</text:span><text:span text:style-name="T14">(verifica se due MyDescriptor sono uguali confrontando il campo intero cfd), </text:span><text:span text:style-name="T15">descriptorPrint</text:span><text:span text:style-name="T14">(per la stampa) e </text:span><text:span text:style-name="T15">freeDescritor</text:span><text:span text:style-name="T14">(per la pulizia).</text:span></text:p>
      <text:p text:style-name="P1"><text:span text:style-name="T14"/></text:p>
      <text:p text:style-name="P1"><text:span text:style-name="T13">►</text:span><text:span text:style-name="T5">Descrizione tipo di dato: MyRequest</text:span></text:p>
      <text:p text:style-name="P1"><text:span text:style-name="T14">Questo tipo di dato rappresenta una richiesta da servire da parte del server(inviatagli dal client tramite l'API).Come attributi ha tipo(per ciò abbiamo una enum dedicata i cui valori sono </text:span><text:span text:style-name="T16">OPEN_FILE, READ_FILE, CLOSE_FILE, REMOVE_FILE, APPEND_FILE, WRITE_FILE, READ_N_FILE</text:span><text:span text:style-name="T14">), timestamp, argomento, dimensione della richiesta, flag opzionali e descrittore del client della richiesta(verrà settato dal server al momento della ricezione). Come sopra, dato che vi sarà dedicata una coda apposita, la struttura mette a disposizione per la sua gestione le funzioni </text:span><text:span text:style-name="T15">requestComparison</text:span><text:span text:style-name="T14">(comparazione tramite timestamp, tipo e descrittore), </text:span><text:span text:style-name="T15">requestPrint </text:span><text:span text:style-name="T14">e </text:span><text:span text:style-name="T15">freeRequest</text:span><text:span text:style-name="T14">. Infine, per ogni tipo di richiesta vi sarà una funzione apposita dell'API per comunicare con il server.</text:span></text:p>
      <text:p text:style-name="P1"><text:span text:style-name="T8"/></text:p>
      <text:p text:style-name="P1"><text:span text:style-name="T17">►</text:span><text:span text:style-name="T5">Descrizione tipo di dato: MyFile</text:span></text:p>
      <text:p text:style-name="P3"><text:span text:style-name="T14">Questo tipo di dato rappresenta un file della cache. Essendo un tipo di dato della coda questo mette a disposizione per la sua gestione le funzioni </text:span><text:span text:style-name="T15">fileComparison</text:span><text:span text:style-name="T14">(che compara due file in base al path assoluto), </text:span><text:span text:style-name="T15">filePrint </text:span><text:span text:style-name="T14">e</text:span><text:span text:style-name="T15"> freeFile. </text:span><text:span text:style-name="T14">Tra i suoi campi: filePath(path assoluto del file), dimensione, contenuto, timestamp dell'ultima modifica, flag riguardanti lo status(se è aperto, lockato o modificato) e l'ultima operazione eseguita con successo(caratterizzata da tipo, flag e descrittore del client lato server). Inoltre, si hanno varie altre funzioni per operare sui file quali </text:span><text:span text:style-name="T15">getAbsPathFromRelPath</text:span><text:span text:style-name="T14">(per tradurre da eventuale path relativo in assoluto), </text:span><text:span text:style-name="T15">readFileContent</text:span><text:span text:style-name="T14">(per leggere il contenuto di un file da scrivere nella cache e restituirne il puntatore allocato sullo heap), </text:span><text:span text:style-name="T15">saveFile</text:span><text:span text:style-name="T14">(per salvare un file in una directory specificata, che deve già esistere in quanto non ne verrà creata una nuova) e </text:span><text:span text:style-name="T15">getFileNameFromPath</text:span><text:span text:style-name="T14">(per estrapolare il nome di un file dato il path, utile nell'operazione di salvataggio di un file post ricezione dal server).</text:span></text:p>
      <text:p text:style-name="P3"><text:span text:style-name="T14"/></text:p>
      <text:p text:style-name="P3"><text:span text:style-name="T13">►</text:span><text:span text:style-name="T5">Gestione della cache e statistiche</text:span></text:p>
      <text:p text:style-name="P3"><text:span text:style-name="T14">Essendo implementata tramite una coda, la politica di inserzione è FIFO. Inoltre, vengono mantenute delle </text:span><text:soft-page-break/><text:span text:style-name="T14">informazioni statistiche riguardanti le operazioni sulla cache quali la massima storage size(cioè la massima somma delle dimensioni dei file raggiunta), la massima size della cache raggiunta(intesa come il numero massimo di elementi che sono stati presenti in cache), ed il numero di volte in cui l'algoritmo di rimpiazzamento è stato invocato.</text:span></text:p>
      <text:p text:style-name="P1"><text:span text:style-name="T18">Per quanto riguarda l'algoritmo di rimpiazzamento, questo adotta una politica FIFO ed affinché una determinata operazione che va a modificare lo stato della cache(scritture, anche in append, di file o creazione di nuovi) venga permessa deve essere verificata l'implicazione </text:span><text:span text:style-name="T19">verifyReplaceCondition </text:span><text:span text:style-name="T21">→</text:span><text:span text:style-name="T20"> </text:span><text:span text:style-name="T21">verifyReplacePossibility, </text:span><text:span text:style-name="T22">ovvero se l'esecuzione di tale operazione creerebbe una situazione che necessita dell'algoritmo di rimpiazzamento(quali sforamento della cardinalità massima o della storage size massima della cache), allora ci deve essere la possibilità di eseguire tale algoritmo in modo che venga ristabilita una situazione consistente con i vincoli di capacità e storage size della cache. Le verifiche eseguite da verifyReplaceCondition e verifyReplacePossibility, però, variano a seconda del tipo di richiesta che va a modificare lo stato della cache: nel caso di una </text:span><text:span text:style-name="T23">OPEN_FILE</text:span><text:span text:style-name="T22">(con l'opzione di creazione del file), ciò che verrebbe modificato è sostanzialmente la cardinalità della cache quindi la condizione controllata da verifyReplaceCondition sarà che </text:span><text:span text:style-name="T23">cardinalità_attuale_della_cache + 1 &gt; massima_cardinalità_cache</text:span><text:span text:style-name="T22">, ed in questo caso(in quanto come file vittima dell'algoritmo di rimpiazzamento è possibile scegliere solo file precedentemente modificati) il controllo eseguito da verifyReplacePossibility sarà che </text:span><text:span text:style-name="T23"><text:s/>esiste file f in cache. f.modified = 1</text:span><text:span text:style-name="T22">(f è stato modificato); nel caso, invece, di </text:span><text:span text:style-name="T23">WRITE_FILE </text:span><text:span text:style-name="T22">o </text:span><text:span text:style-name="T23">APPEND_FILE</text:span><text:span text:style-name="T22">, ciò che viene modificata è la storage size attuale della cache quindi verifyReplaceCondition controllerà se </text:span><text:span text:style-name="T23">storage_size_attuale + quantità_bytes_da_scrivere &gt; massima_storage_size_cache</text:span><text:span text:style-name="T22">, mentre verifyReplacePossibility controllerà se </text:span><text:span text:style-name="T24">esiste {f</text:span><text:span text:style-name="T25">i</text:span><text:span text:style-name="T26">}. f</text:span><text:span text:style-name="T25">i</text:span><text:span text:style-name="T26">.modified = 1 e storage_size_attuale + quantità_bytes_da_scrivere - ∑ f</text:span><text:span text:style-name="T25">i</text:span><text:span text:style-name="T26">.dim &lt;= storage_size_massima</text:span><text:span text:style-name="T27">, in modo da rientrare entro la storage size massima eliminando solo file precedentemente modificati.</text:span></text:p>
      <text:p text:style-name="P1"><text:span text:style-name="T27">Infine, se l'algoritmo di rimpiazzamento(che viene eseguito comunque anche nel caso in cui non sia strettamente necessario) scarta almeno un file procede anche all'aggiornamento delle statistiche quali massima cardinalità <text:s/>e massima storage size raggiunte; in caso contrario, l'aggiornamento verrà eseguito durante la gestione della richiesta.</text:span></text:p>
      <text:p text:style-name="P1"><text:span text:style-name="T27"/></text:p>
      <text:p text:style-name="P3"><text:span text:style-name="T29">►</text:span><text:span text:style-name="T6">Pattern di implementazione del server</text:span></text:p>
      <text:p text:style-name="P3"><text:span text:style-name="T27">Il server è implementato come processo singolo multi-threaded secondo il pattern “</text:span><text:span text:style-name="T28">manager-worker</text:span><text:span text:style-name="T27">”, quindi abbiamo un thread manager che tramite la chiamata </text:span><text:span text:style-name="T28">select</text:span><text:span text:style-name="T27"> ascolta richieste di nuove connessioni(in tal caso il descrittore restituito dalla </text:span><text:span text:style-name="T28">accept</text:span><text:span text:style-name="T27"> verrà inserito nella coda dei descrittori, denotando un nuovo client connesso) e gestisce le richieste di client connessi, leggendole dal descrittore corrispondente ed inserendole in una coda apposita(modello single producer-multiple consumers), in modo che i vari thread workers vi accedano in mutua esclusione per esaudire la richiesta del client. Viceversa, i workers comunicano con il manager tramite una pipe registrata sulla select del manager ed è utilizzata per “restituire” al manager il descrittore sul quale il worker ha soddisfatto una richiesta(di fatto, per evitare collisioni, il manager una volta ricevuta una richiesta dal client su un determinato descrittore, deve “smettere di ascoltare” tale descrittore); questa pipe è usata come se fosse un buffer di una sola posizione seguendo il modello multiple producers – single consumer al quale i workers accedono in ME.</text:span></text:p>
      <text:p text:style-name="P3"><text:span text:style-name="T27">Per la gestione dei segnali è stato utilizzato un thread a parte(chiamato </text:span><text:span text:style-name="T28">signal handler</text:span><text:span text:style-name="T27">) che tramite la chiamata bloccante </text:span><text:span text:style-name="T28">sigwait</text:span><text:span text:style-name="T27"> attende i segnali SIGINT, SIGQUIT E SIGHUP ed una volta ricevuto uno di questi, ne scrive il codice numerico corrispondente in una pipe registrata nella select del manager, sarà poi lui a prendere le dovute contromisure: nel caso di SIGINT o SIGQUIT, il manager setterà un flag locale in modo che termini normalmente ed in più sveglierà eventuali workers in attesa con una </text:span><text:span text:style-name="T28">pthread_cond_broadcast, </text:span><text:span text:style-name="T27">imposterà un apposito flag che notificherà ai workers al loro risveglio la terminazione dell'attività; nel caso, invece, di SIGHUP <text:s/>è come avere un SIGINT posticipato al momento in cui non ho client connessi, perciò al momento dell'arrivo del segnale il manager aggiorna un flag apposito e controlla se ci sono client connessi e se non ci sono termina immediatamente, altrimenti questo controllo è rimandato a quando su un descrittore leggo EOF(cioè client disconnesso) , in tal caso elimino tale descrittore dalla coda dei descrittori e se adesso questo coda è vuota(non ho più client connessi) allora termino nella stesso modo di SIGINT. Infine, una volta letto un qualsiasi segnale dalla pipe corrispondente il manager smette di ascoltare la pipe in quanto non è ammessa la spedizione di più di un segnale. </text:span></text:p>
      <text:p text:style-name="P1"><text:span text:style-name="T26"/></text:p>
      <text:p text:style-name="P1"><text:span text:style-name="T23"/></text:p>
      <text:p text:style-name="P3"><text:span text:style-name="T15"/></text:p>
      <text:p text:style-name="P1"><text:span text:style-name="T8"/></text:p>
      <text:p text:style-name="P1"><text:soft-page-break/><text:span text:style-name="T8"><text:line-break/></text:span><text:span text:style-name="T17">►<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7M43S</meta:editing-duration>
    <meta:editing-cycles>34</meta:editing-cycles>
    <meta:generator>OpenOffice/4.1.6$Win32 OpenOffice.org_project/416m1$Build-9790</meta:generator>
    <dc:date>2021-06-10T18:04:54.77</dc:date>
    <dc:creator>Simone Aquilini</dc:creator>
    <meta:document-statistic meta:table-count="0" meta:image-count="0" meta:object-count="0" meta:page-count="3" meta:paragraph-count="18" meta:word-count="1413" meta:character-count="9706"/>
    <meta:user-defined meta:name="Info 1"/>
    <meta:user-defined meta:name="Info 2"/>
    <meta:user-defined meta:name="Info 3"/>
    <meta:user-defined meta:name="Info 4"/>
  </office:meta>
</office:document-meta>
</file>